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turnActionViewRenderer.renderView( ServletRequest servletRequest , ServletResponse response , ServletContext servlet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ReturnActionViewRenderer.init( ServletRequest reque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turnActionViewRenderer.getMapItemParam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turnActionViewRenderer.getCallbackParam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turnActionViewRenderer.getDeli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